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text" style:name="T1" style:display-name="T1">
      <style:text-properties fo:language="es" fo:country="ES"/>
    </style:style>
    <style:style style:family="text" style:name="T2" style:display-name="T2">
      <style:text-properties fo:font-weight="bold"/>
    </style:style>
    <style:style style:family="text" style:name="T3" style:display-name="T3">
      <style:text-properties fo:font-size="12pt"/>
    </style:style>
    <style:style style:family="text" style:name="T4" style:display-name="T4">
      <style:text-properties fo:font-style="italic"/>
    </style:style>
    <style:style style:family="text" style:name="T5" style:display-name="T5">
      <style:text-properties fo:font-size="3pt"/>
    </style:style>
    <style:style style:family="paragraph" style:name="P5" style:display-name="P5" style:parent-style-name="T--tulo-1">
      <style:paragraph-properties fo:text-indent="0in" fo:margin-left="0in"/>
      <style:text-properties fo:font-size="12pt" fo:font-weight="bold"/>
    </style:style>
    <style:style style:family="paragraph" style:name="P6" style:display-name="P6" style:parent-style-name="FigCaption">
      <style:paragraph-properties fo:margin-left="0in" fo:margin-right="0in"/>
    </style:style>
    <style:style style:family="paragraph" style:name="P7" style:display-name="P7" style:parent-style-name="T--tulo-1">
      <style:paragraph-properties fo:text-indent="0in" fo:margin-left="0in"/>
      <style:text-properties fo:font-size="10pt" fo:font-weight="bold"/>
    </style:style>
    <style:style style:family="paragraph" style:name="P8" style:display-name="P8" style:parent-style-name="Texto-independiente">
      <style:text-properties fo:font-size="6pt"/>
    </style:style>
    <style:style style:family="paragraph" style:name="P9" style:display-name="P9" style:parent-style-name="T--tulo-1">
      <style:paragraph-properties fo:text-indent="0in" fo:margin-left="0in"/>
    </style:style>
    <style:style style:family="paragraph" style:name="P10" style:display-name="P10" style:parent-style-name="Texto-independiente">
      <style:text-properties fo:font-size="2pt"/>
    </style:style>
    <style:style style:family="paragraph" style:name="P1" style:display-name="P1" style:parent-style-name="T--tulo">
      <style:paragraph-properties fo:text-align="center" fo:text-indent="0in" fo:margin-left="0in"/>
      <style:text-properties fo:font-size="16pt" fo:font-weight="bold"/>
    </style:style>
    <style:style style:family="paragraph" style:name="P2" style:display-name="P2" style:parent-style-name="Affiliations">
      <style:paragraph-properties fo:text-align="center"/>
      <style:text-properties fo:language="es" fo:country="ES"/>
    </style:style>
    <style:style style:family="paragraph" style:name="P3" style:display-name="P3" style:parent-style-name="AffilContact">
      <style:paragraph-properties fo:text-indent="-2.7576in" fo:margin-left="2.9541in">
        <style:tab-stops>
          <style:tab-stop style:type="left" style:position="0.000000in"/>
        </style:tab-stops>
      </style:paragraph-properties>
      <style:text-properties fo:language="es" fo:country="ES"/>
    </style:style>
    <style:style style:family="paragraph" style:name="P4" style:display-name="P4" style:parent-style-name="T--tulo-1">
      <style:paragraph-properties fo:text-align="left" fo:text-indent="0in" fo:margin-left="0in"/>
      <style:text-properties fo:font-size="12pt" fo:font-weight="bold"/>
    </style:style>
    <style:style style:family="section" style:name="Sect1" style:display-name="Sect1"/>
    <style:style style:family="section" style:name="Sect2" style:display-name="Sect2">
      <style:section-properties>
        <style:columns fo:column-count="2"/>
      </style:section-properties>
    </style:style>
    <style:page-layout style:name="PLayout2">
      <style:page-layout-properties fo:margin-top="1.500886cm" fo:margin-bottom="1.500886cm" fo:margin-left="1.3784in" fo:margin-right="0.9847in"/>
      <style:header-style>
        <style:header-footer-properties svg:height="1.270000cm"/>
      </style:header-style>
      <style:footer-style>
        <style:header-footer-properties svg:height="1.270000cm"/>
      </style:footer-style>
    </style:page-layout>
    <style:page-layout style:name="PLayout3">
      <style:page-layout-properties fo:margin-top="1.0in" fo:margin-bottom="1.0in" fo:margin-left="1.3784in" fo:margin-right="0.9847in"/>
    </style:page-layout>
    <style:page-layout style:name="Standard">
      <style:page-layout-properties fo:margin-top="1.500886cm" fo:margin-bottom="1.500886cm" fo:margin-left="1.3784in" fo:margin-right="0.9847in"/>
      <style:header-style>
        <style:header-footer-properties svg:height="1.270000cm"/>
      </style:header-style>
      <style:footer-style>
        <style:header-footer-properties svg:height="1.270000cm"/>
      </style:footer-style>
    </style:page-layout>
  </office:automatic-styles>
  <office:body>
    <office:text>
      <text:section text:style-name="Sect1" text:name="Section1">
        <text:p text:style-name="P1">Ultrafast nonlinear dynamics in silicon waveguides</text:p>
        <text:p text:style-name="Authors"> <text:span text:style-name="T1">J. Matres, A. Martinez, J. Martí, C. J. Oton</text:span></text:p>
        <text:p text:style-name="P2">Centro de Tecnología Nanofotónica, Universidad Politécnica de Valencia,</text:p>
        <text:p text:style-name="P2">Camino de Vera, s/n 46022 Valencia, Spain</text:p>
        <text:p text:style-name="P3">Joaquin Matres (joamatab@ntc.upv.es)</text:p>
        <text:p text:style-name="AbstractTit">ABSTRACT:</text:p>
        <text:p text:style-name="AbstractTxt">We present the ultrafast nonlinear characterization of a CMOS-compatible silicon waveguide. A phase sensitive pump and probe technique was implemented in order to monitor the phase and amplitude response of the system <text:s/>with 1 picosecond resolution. This allowed the characterization of carrier generation and recombination dynamics, where decay times below 150ps were observed. With this device, we show an all-optical modulator based on an integrated microring resonator with 10dB extinction and 1/e recovery time of 150ps.</text:p>
        <text:p text:style-name="AbstractKwd"><text:span text:style-name="T2"><text:tab/>Keywords:</text:span> nonlinear silicon photonics; Kerr; free carriers; all-optical modulation; optical switch ; <text:s/>CMOS-compatible; Nonlinear</text:p>
      </text:section>
      <text:section text:style-name="Sect2" text:name="Section2">
        <text:p text:style-name="P4">1.- Introduction</text:p>
        <text:p text:style-name="Texto-independiente">Integrated silicon-based optical devices have recently emerged as a feasible technology to route, switch and modulate signals in optical networks, which are expected to dramatically reduce device costs and provide new functionalities [1]. In silicon waveguides, ultrafast nonlinear mechanisms such as Kerr effect are hindered by carrier-related effects. These carriers are created through two-photon absorption (TPA), and the speed of devices based on carrier effects are thus limited by the carrier recombination lifetime, which is usually in the ns range. Carrier sweeping through a p-n junction is one strategy to accelerate the carrier response [2]. However, it is possible to make silicon waveguides with faster carrier decay times without the need of carrier sweeping. This paper presents the nonlinear time-resolved characterization of a silicon waveguide with a carrier recombination time below 200ps, which has been measured with a phase-sensitive heterodyne technique that monitors the carrier plasma effect with a 1ps resolution. A fully integrated all-optical switch based on a microring resonator with a 150ps recovery time is also reported.</text:p>
        <text:p text:style-name="P5">2.- Fabrication</text:p>
        <text:p text:style-name="Texto-independiente">The samples used were fabricated from SOI wafers with 3 μm buried oxide and 250 nm silicon layer. The waveguides were patterned with e-beam lithography and etched with an inductively coupled plasma (ICP) etcher. The structures were covered with 2μm of silica after SEM characterization. The channels are 500 nm wide and 250 nm high, and the length of the segment with that cross section is 1mm. The waveguide used for the switching experiment is coupled to a 20μm-radius rings through a 300 nm gap. Light was coupled in and out by using lensed fibers. The TM transmission spectrum was measured by tuning the laser, and the result is shown in Fig. 1, where one resonance is shown. The response was fitted to the theoretical equation [3] by using the propagation loss and coupling coefficient as parameters. A good agreement was found for propagation loss of 30dB/cm and coupling coefficient of 16%. Full width at half depth (FWHD) of the peak was 174 pm, which corresponds to a Q-factor of 8839.</text:p>
        <text:p text:style-name="Texto-independiente"/>
        <text:p text:style-name="P6"><text:span text:style-name="T3"> </text:span>Fig. 1: <text:s/>Transmission spectrum of the ring resonator sample (TM polarization ). Solid line is the experimental data and dashed line is the result of the simulation when setting propagation loss to 30dB/cm and coupling coefficient to 16%.</text:p>
        <text:p text:style-name="P6"/>
        <text:p text:style-name="P5"><text:bookmark-start text:name="__DdeLink__10_2023528720"/>2.- Experiments<text:bookmark-end text:name="__DdeLink__10_2023528720"/></text:p>
        <text:p text:style-name="P7">2.1.- Heterodyne characterization</text:p>
        <text:p text:style-name="Texto-independiente">In order to study in with great detail the nonlinear effects response, both in phase and module, we used an heterodyne characterization setup as in [4].</text:p>
        <text:p text:style-name="P8"/>
        <text:p text:style-name="Texto-independiente"/>
        <text:p text:style-name="FigCaption"> Fig.  2: Characterization setup. Blue: RF signals, black: optical signals. Motorized delay line was used to modify the position of the pump pulses respect the probe ones. (AOM: acousto-optic modulators, PD: photodiode)</text:p>
        <text:p text:style-name="FigCaption"/>
        <text:p text:style-name="FigCaption"/>
        <text:p text:style-name="Texto-independiente">In this setup, the initial pulse is divided into three pulses: two weak ones (a reference and probe separated 10ns), and one pump pulse, situated close to the probe pulse, and whose temporal position with respect to the probe can be varied. The reference and probe pulses are recombined after passing through the sample, and the beatings they produce are collected in the lock-in. The 40KHz beatings <text:s/>are produced because the wavelengths of probe and reference signals are slightly different, as both are shifted with acousto-optic modulators which work at frequencies that only differ by 40 kHz. The amplitude and the phase of the signals are simultaneously monitored.</text:p>
        <text:p text:style-name="Texto-independiente">The amplitude of the beatings is proportional to the field amplitude of the probe pulse with respect to the reference, and the phase of the beatings corresponds to the phase shift produced by the pump to the probe pulse, considering the reference pulse as unaffected by the pump, and thus using it as a reference for the phase measurement.</text:p>
        <text:p text:style-name="Texto-independiente"/>
        <text:p text:style-name="P7">2.2.- All-optical switching</text:p>
        <text:p text:style-name="P9">The setup for the all-optical switching experiment is shown in Fig. 3. A tunable laser was modulated with a LiNbO3 modulator and amplified through Er-doped fiber amplifiers (EDFAs). The pulse train was generated with a 40Gb/s bit pattern generator, where pulses had 45 ps duration and 6.4 ns period. The peak power coupled into the waveguide was estimated to be 85 mW. A continuous-wave (cw) probe signal was mixed with the pump with a 3 dB coupler and sent to the waveguide through the same fiber with a <text:s/>coupled power of 0.5 mW. Wavelengths of pump and probe signals were respectively 1564 and 1554 nm, chosen to match with two resonances of the microring resonator. The output signal was filtered to remove the pump component and amplified before sending the signal to a 50 GHz photodiode and collecting the data with a 40GHz sampling scope.</text:p>
        <text:p text:style-name="Texto-independiente"/>
        <text:p text:style-name="Texto-independiente"/>
        <text:p text:style-name="Texto-independiente"/>
        <text:p text:style-name="Texto-independiente"/>
        <text:p text:style-name="Texto-independiente"/>
        <text:p text:style-name="Texto-independiente"/>
        <text:p text:style-name="FigCaption"> </text:p>
        <text:p text:style-name="FigCaption">Fig.  3: Characterization setup. Blue: RF signals, black: optical signals. The motorized delay line was used to modify the position of the pump pulses respect the probe ones. (PC: polarization controllers, DCA: Digital communication analyzer)</text:p>
        <text:p text:style-name="FigCaption"/>
        <text:p text:style-name="P5"><text:bookmark-start text:name="__DdeLink__378_1899561151"/> 3.- Results<text:bookmark-end text:name="__DdeLink__378_1899561151"/></text:p>
        <text:p text:style-name="P7">3.1.- Heterodyne experiment</text:p>
        <text:p text:style-name="Texto-independiente">In Fig. 4 we can see observe both Kerr and carriers effect. They produce opposite phase shifts because Kerr produces an increase in refractive index (∆n &gt; 0) and carriers decrease it (∆n &lt; 0).</text:p>
        <text:p text:style-name="Texto-independiente">The dynamics of each of these processes is also very different. During the pump pulse, we can see an instantaneous phase change due to Kerr effect, together with an amplitude decrease. This decrease is due to cross-absorption modulation (XAM), which consists of a two-photon absorption (TPA) process where one of the photons comes from the pump and the other comes from the probe. Once the pump pulse is gone, there is a phase response with opposite sign that remains for more than 100ps. This is due to the carrier plasma effect, also known as free-carrier dispersion (FCD).</text:p>
        <text:p text:style-name="Texto-independiente"/>
        <text:p text:style-name="Texto-independiente"/>
        <text:p text:style-name="Texto-independiente"/>
        <text:p text:style-name="Texto-independiente"/>
        <text:p text:style-name="Texto-independiente"/>
        <text:p text:style-name="Texto-independiente"/>
        <text:p text:style-name="Fig"/>
        <text:p text:style-name="FigCaption">Fig. 4: Sample response for different waveguide pump peak powers</text:p>
        <text:p text:style-name="FigCaption"/>
        <text:p text:style-name="Texto-independiente">Fitting the carriers decay time to a double exponential, we can clearly observe two tendencies with different recombination times. One of them is very fast (8ps time constant) whereas the other is much slower (123 ps). (See Fig. 5). Carrier recombination time in Si waveguides is usually reported to be in the ns range [5, 6], so we attribute this fast response to surface defects in the waveguide.</text:p>
        <text:p text:style-name="Texto-independiente"/>
        <text:p text:style-name="Texto-independiente"/>
        <text:p text:style-name="Texto-independiente"/>
        <text:p text:style-name="P10"/>
        <text:p text:style-name="FigCaption">Fig. 5: Free carriers decay in sample NTC02. As we can see two-exponential fit must be done to simulate two very different recombination times. One exponential fit is not able to follow both tendencies.</text:p>
        <text:p text:style-name="P7">3.4.- Switching experiment</text:p>
        <text:p text:style-name="Texto-independiente">Figure 6 shows the result of the second experiment, which is the demonstration of all-optical switching [7]. The carrier dispersion effect produces a phase response, which is converted into intensity modulation by using a microring resonator. As the resonance position blueshifts when the carriers are excited, and the probe is tuned to the resonance, this shift produces an intensity modulation which is measured with the photodiode. Using only 85mW of pump peak power, the extinction ratio is 10.2 dB and the 1/e recovery time is 150ps, which is close to the decay time observed in the phase-sensitive experiment. <text:s/></text:p>
        <text:p text:style-name="FigCaption">Fig. 6: Variation of the probe signal when both pump and probe are resonant with two different modes of the microring. The grey box marks the pump duration.</text:p>
        <text:p text:style-name="P5"> 4.- Conclusion</text:p>
        <text:p text:style-name="Texto-independiente">We have characterized the dynamics of the nonlinear response of a Si waveguide with a time-resolved phase-sensitive pump and probe technique. The Kerr and XAM effects are clearly distinguished from the carrier dispersion effect. The carrier decay follows a double exponential decay with constants 8ps and 122ps, which is faster than values reported elsewhere. This fast decay time has allowed the fabrication of an all-optical switch with 10dB extinction ratio and 150ps recovery time, by using only 85mW of pump peak power.</text:p>
        <text:p text:style-name="Texto-independiente"><text:span text:style-name="T4">Acknowledgements</text:span>:<text:span text:style-name="T5"> </text:span>This work has been sponsored by the Spanish Science and Innovation Ministry through SINADEC (TEC2008-06333) and DEMOTEC (TEC2008-06360) <text:s/>contracts and by the Generalitat Valenciana through PROMETEO-2010-087 R&amp;D Excellency Program (NANOMET).</text:p>
        <text:p text:style-name="RefT--t">References</text:p>
        <text:p text:style-name="Ref">[1]<text:tab/>R. SOREF, "The past, present, and future of silicon photonics" IEEE J. Sel. Top. Quantum Electron,12 (6), 1678-1687 (2006).</text:p>
        <text:p text:style-name="Ref">[2]<text:tab/>A. C. TURNER-FOSTER, M. A. Foster, J. S. Levy, C. B. Poitras, R. Salem, A. L. Gaeta, and M. Lipson, ``Ultrashort free-carrier lifetime in low-loss silicon nanowaveguides” Opt. Express 18 (4), 3582-3591 (2010).</text:p>
        <text:p text:style-name="Ref">[3]<text:tab/>J. HEEBNER, R. Grover, T. A. Ibrahim, “Optical microresonators” Springer Series in Optical Sciences Vol. 138, Springer-Verlag, London 2008.</text:p>
        <text:p text:style-name="Ref">[4]<text:tab/>T. VALLAITIS, S. Bogatscher et al., “Optical properties of highly nonlinear silicon-organic hybrid (SOH) waveguide geometries” Optics express, vol. 17, Sep. 2009, pp. 17357-68.</text:p>
        <text:p text:style-name="Ref">[5]<text:tab/>V. R. ALMEIDA, C. A. Barrios, R. R. Panepucci et al., "All-optical control of light on a silicon chip" Nature 431, pp. 1081-1084 (2004).</text:p>
        <text:p text:style-name="Ref">[6]<text:tab/>Q. F. XU and M. Lipson, "All-optical logic based on silicon micro-ring resonators" Opt. Express 15 (3), pp. 924-929 (2007).</text:p>
        <text:p text:style-name="Ref"> <text:span text:style-name="T1">[7]<text:tab/>C. J. OTON, J. Matres et al. </text:span>``150 ps all-optical switching in silicon microring resonators”, European Conference on Integrated Optics, Cambridge, April 201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style:font-face style:name="Symbol" svg:font-family="Symbol"/>
    <style:font-face style:name="Calibri" svg:font-family="Calibri"/>
    <style:font-face style:name="Cambria" svg:font-family="Cambria"/>
    <style:font-face style:name="Tahoma" svg:font-family="Tahoma"/>
  </office:font-face-decls>
  <office:styles>
    <style:default-style style:family="paragraph">
      <style:paragraph-properties style:tab-stop-distance="0.4923in"/>
    </style:default-style>
    <style:style style:family="text" style:name="T--tulo-2-Car-text" style:display-name="Título 2 Car_text" style:next-style-name="T--tulo-2-Car-text">
      <style:text-properties style:font-name="Cambria" fo:font-size="14pt" fo:language="en" fo:country="US" fo:font-style="italic" fo:font-weight="bold"/>
    </style:style>
    <style:style style:family="text" style:name="RTF-Num-2-1-text" style:display-name="RTF_Num 2 1_text" style:next-style-name="RTF-Num-2-1-text">
      <style:text-properties style:font-name="Times New Roman" fo:font-size="12pt" fo:language="es" fo:country="ES"/>
    </style:style>
    <style:style style:family="text" style:name="Internet-link--user--text" style:display-name="Internet link (user)_text" style:next-style-name="Internet-link--user--text">
      <style:text-properties fo:color="#0000ff" style:text-underline-type="single"/>
    </style:style>
    <style:style style:family="text" style:name="T--tulo-7-Car-text" style:display-name="Título 7 Car_text" style:next-style-name="T--tulo-7-Car-text">
      <style:text-properties style:font-name="Calibri" fo:language="en" fo:country="US"/>
    </style:style>
    <style:style style:family="text" style:name="Internet-link-text" style:display-name="Internet link_text" style:next-style-name="Internet-link-text">
      <style:text-properties fo:color="#000080" style:text-underline-type="single"/>
    </style:style>
    <style:style style:family="text" style:name="RTF-Num-4-1-text" style:display-name="RTF_Num 4 1_text" style:next-style-name="RTF-Num-4-1-text">
      <style:text-properties style:font-name="Times New Roman" fo:font-size="12pt" fo:language="es" fo:country="ES"/>
    </style:style>
    <style:style style:family="text" style:name="RTF-Num-11-1-text" style:display-name="RTF_Num 11 1_text" style:next-style-name="RTF-Num-11-1-text">
      <style:text-properties style:font-name="Symbol" fo:font-size="12pt" fo:language="es" fo:country="ES"/>
    </style:style>
    <style:style style:family="text" style:name="Texto-independiente-Car-text" style:display-name="Texto independiente Car_text" style:next-style-name="Texto-independiente-Car-text">
      <style:text-properties fo:language="en" fo:country="US"/>
    </style:style>
    <style:style style:family="text" style:name="N--mero-de-p--gina-text" style:display-name="Número de página_text" style:next-style-name="N--mero-de-p--gina-text">
      <style:text-properties fo:font-size="10pt" fo:font-style="italic" fo:font-weight="bold"/>
    </style:style>
    <style:style style:family="text" style:name="RTF-Num-3-1-text" style:display-name="RTF_Num 3 1_text" style:next-style-name="RTF-Num-3-1-text">
      <style:text-properties style:font-name="Times New Roman" fo:font-size="12pt" fo:language="es" fo:country="ES"/>
    </style:style>
    <style:style style:family="text" style:name="T--tulo-4-Car-text" style:display-name="Título 4 Car_text" style:next-style-name="T--tulo-4-Car-text">
      <style:text-properties style:font-name="Calibri" fo:font-size="14pt" fo:language="en" fo:country="US" fo:font-weight="bold"/>
    </style:style>
    <style:style style:family="text" style:name="WW-Internet-link-text" style:display-name="WW-Internet link_text" style:next-style-name="WW-Internet-link-text">
      <style:text-properties fo:color="#000080" style:text-underline-type="single" fo:font-size="12pt"/>
    </style:style>
    <style:style style:family="text" style:name="RTF-Num-7-1-text" style:display-name="RTF_Num 7 1_text" style:next-style-name="RTF-Num-7-1-text">
      <style:text-properties style:font-name="Symbol" fo:font-size="12pt" fo:language="es" fo:country="ES"/>
    </style:style>
    <style:style style:family="text" style:name="RTF-Num-5-1-text" style:display-name="RTF_Num 5 1_text" style:next-style-name="RTF-Num-5-1-text">
      <style:text-properties style:font-name="Times New Roman" fo:font-size="12pt" fo:language="es" fo:country="ES"/>
    </style:style>
    <style:style style:family="text" style:name="T--tulo-1-Car-text" style:display-name="Título 1 Car_text" style:next-style-name="T--tulo-1-Car-text">
      <style:text-properties style:font-name="Cambria" fo:font-size="16pt" fo:language="en" fo:country="US" fo:font-weight="bold"/>
    </style:style>
    <style:style style:family="text" style:name="Encabezado-Car-text" style:display-name="Encabezado Car_text" style:next-style-name="Encabezado-Car-text">
      <style:text-properties fo:language="en" fo:country="US"/>
    </style:style>
    <style:style style:family="text" style:name="T--tulo-6-Car-text" style:display-name="Título 6 Car_text" style:next-style-name="T--tulo-6-Car-text">
      <style:text-properties style:font-name="Calibri" fo:language="en" fo:country="US" fo:font-weight="bold"/>
    </style:style>
    <style:style style:family="text" style:name="RTF-Num-6-1-text" style:display-name="RTF_Num 6 1_text" style:next-style-name="RTF-Num-6-1-text">
      <style:text-properties style:font-name="Symbol" fo:font-size="12pt" fo:language="es" fo:country="ES"/>
    </style:style>
    <style:style style:family="text" style:name="Texto-de-globo-Car-text" style:display-name="Texto de globo Car_text" style:next-style-name="Texto-de-globo-Car-text">
      <style:text-properties style:font-name="Tahoma" fo:font-size="8pt"/>
    </style:style>
    <style:style style:family="text" style:name="RTF-Num-8-1-text" style:display-name="RTF_Num 8 1_text" style:next-style-name="RTF-Num-8-1-text">
      <style:text-properties style:font-name="Symbol" fo:font-size="12pt" fo:language="es" fo:country="ES"/>
    </style:style>
    <style:style style:family="text" style:name="RTF-Num-10-1-text" style:display-name="RTF_Num 10 1_text" style:next-style-name="RTF-Num-10-1-text">
      <style:text-properties style:font-name="Times New Roman" fo:font-size="12pt" fo:language="es" fo:country="ES"/>
    </style:style>
    <style:style style:family="text" style:name="T--tulo-3-Car-text" style:display-name="Título 3 Car_text" style:next-style-name="T--tulo-3-Car-text">
      <style:text-properties style:font-name="Cambria" fo:font-size="13pt" fo:language="en" fo:country="US" fo:font-weight="bold"/>
    </style:style>
    <style:style style:family="text" style:name="T--tulo-8-Car-text" style:display-name="Título 8 Car_text" style:next-style-name="T--tulo-8-Car-text">
      <style:text-properties style:font-name="Calibri" fo:language="en" fo:country="US" fo:font-style="italic"/>
    </style:style>
    <style:style style:family="text" style:name="Pie-de-p--gina-Car-text" style:display-name="Pie de página Car_text" style:next-style-name="Pie-de-p--gina-Car-text">
      <style:text-properties fo:language="en" fo:country="US"/>
    </style:style>
    <style:style style:family="text" style:name="WW-Internet-link1-text" style:display-name="WW-Internet link1_text" style:next-style-name="WW-Internet-link1-text">
      <style:text-properties fo:color="#000080" style:text-underline-type="single" style:font-name="Times New Roman" fo:font-size="12pt"/>
    </style:style>
    <style:style style:family="text" style:name="T--tulo-Car-text" style:display-name="Título Car_text" style:next-style-name="T--tulo-Car-text">
      <style:text-properties style:font-name="Cambria" fo:font-size="16pt" fo:language="en" fo:country="US" fo:font-weight="bold"/>
    </style:style>
    <style:style style:family="text" style:name="WW-Internet-link123-text" style:display-name="WW-Internet link123_text" style:next-style-name="WW-Internet-link123-text">
      <style:text-properties fo:color="#000080" style:text-underline-type="single" style:font-name="Times New Roman" fo:font-size="12pt"/>
    </style:style>
    <style:style style:family="text" style:name="T--tulo-5-Car-text" style:display-name="Título 5 Car_text" style:next-style-name="T--tulo-5-Car-text">
      <style:text-properties style:font-name="Calibri" fo:font-size="13pt" fo:language="en" fo:country="US" fo:font-style="italic" fo:font-weight="bold"/>
    </style:style>
    <style:style style:family="text" style:name="--nfasis-text" style:display-name="Énfasis_text" style:next-style-name="--nfasis-text">
      <style:text-properties style:font-name="Times New Roman" fo:font-size="12pt" fo:language="es" fo:country="ES" fo:font-style="italic"/>
    </style:style>
    <style:style style:family="text" style:name="WW-Internet-link12-text" style:display-name="WW-Internet link12_text" style:next-style-name="WW-Internet-link12-text">
      <style:text-properties fo:color="#000080" style:text-underline-type="single" fo:font-size="12pt"/>
    </style:style>
    <style:style style:family="text" style:name="RTF-Num-9-1-text" style:display-name="RTF_Num 9 1_text" style:next-style-name="RTF-Num-9-1-text">
      <style:text-properties style:font-name="Symbol" fo:font-size="12pt" fo:language="es" fo:country="ES"/>
    </style:style>
    <style:style style:family="paragraph" style:name="WW-caption111" style:display-name="WW-caption111" style:parent-style-name="Standard" style:next-style-name="WW-caption111">
      <style:text-properties fo:font-size="12pt" fo:font-style="italic"/>
    </style:style>
    <style:style style:family="paragraph" style:name="AbstractTxt" style:display-name="AbstractTxt" style:parent-style-name="AbstractTit" style:next-style-name="AbstractTxt">
      <style:paragraph-properties fo:margin-top="0.0416in" fo:margin-bottom="0in"/>
      <style:text-properties fo:font-size="11pt" fo:font-weight="normal"/>
    </style:style>
    <style:style style:family="paragraph" style:name="WW-caption1" style:display-name="WW-caption1" style:parent-style-name="Standard" style:next-style-name="WW-caption1">
      <style:text-properties fo:font-size="12pt" fo:font-style="italic"/>
    </style:style>
    <style:style style:family="paragraph" style:name="WW-Heading11" style:display-name="WW-Heading11" style:parent-style-name="Standard" style:next-style-name="Text-body">
      <style:paragraph-properties fo:margin-top="0.1666in" fo:keep-with-next="always"/>
      <style:text-properties style:font-name="Arial" fo:font-size="14pt"/>
    </style:style>
    <style:style style:family="paragraph" style:name="SaltoaSecc2cols" style:display-name="SaltoaSecc2cols" style:parent-style-name="Standard" style:next-style-name="SaltoaSecc2cols">
      <style:paragraph-properties fo:margin-top="0in" fo:margin-bottom="0.125in"/>
    </style:style>
    <style:style style:family="paragraph" style:name="Footer" style:display-name="Footer" style:parent-style-name="Standard" style:next-style-name="Footer">
      <style:paragraph-properties>
        <style:tab-stops>
          <style:tab-stop style:type="center" style:position="3.000000in"/>
          <style:tab-stop style:type="right" style:position="6.000000in"/>
        </style:tab-stops>
      </style:paragraph-properties>
    </style:style>
    <style:style style:family="paragraph" style:name="Heading" style:display-name="Heading" style:parent-style-name="Standard" style:next-style-name="Text-body">
      <style:paragraph-properties fo:margin-top="0.1666in" fo:keep-with-next="always"/>
      <style:text-properties style:font-name="Arial" fo:font-size="14pt"/>
    </style:style>
    <style:style style:family="paragraph" style:name="WW-footer" style:display-name="WW-footer" style:parent-style-name="Standard" style:next-style-name="WW-footer">
      <style:paragraph-properties>
        <style:tab-stops>
          <style:tab-stop style:type="center" style:position="2.951389in"/>
          <style:tab-stop style:type="right" style:position="5.904167in"/>
        </style:tab-stops>
      </style:paragraph-properties>
    </style:style>
    <style:style style:family="paragraph" style:name="Normal" style:display-name="Normal">
      <style:paragraph-properties fo:text-align="left" fo:line-height="100%" fo:background-color="transparent" fo:widows="0" fo:orphans="0" style:writing-mode="lr" fo:padding-bottom="0in" fo:padding-left="0in" fo:padding-right="0in" fo:padding-top="0in"/>
      <style:text-properties style:font-name="Times New Roman" fo:font-size="12pt" fo:language="es" fo:country="ES" fo:font-weight="normal" fo:text-transform="none"/>
    </style:style>
    <style:style style:family="paragraph" style:name="Pie-de-p--gina" style:display-name="Pie de página" style:parent-style-name="Standard" style:next-style-name="Pie-de-p--gina">
      <style:paragraph-properties fo:margin-top="0in" fo:margin-bottom="0in">
        <style:tab-stops>
          <style:tab-stop style:type="center" style:position="2.952778in"/>
          <style:tab-stop style:type="right" style:position="5.905556in"/>
        </style:tab-stops>
      </style:paragraph-properties>
      <style:text-properties fo:font-size="8pt" fo:font-style="italic"/>
    </style:style>
    <style:style style:family="paragraph" style:name="Encabezado" style:display-name="Encabezado" style:parent-style-name="Standard" style:next-style-name="Encabezado">
      <style:paragraph-properties fo:text-align="center" fo:margin-top="0in" fo:margin-bottom="0in"/>
      <style:text-properties fo:font-size="8pt" fo:language="es" fo:country="ES" fo:font-style="italic"/>
    </style:style>
    <style:style style:family="paragraph" style:name="WW-footer1" style:display-name="WW-footer1" style:parent-style-name="Standard" style:next-style-name="WW-footer1">
      <style:paragraph-properties>
        <style:tab-stops>
          <style:tab-stop style:type="center" style:position="3.000000in"/>
          <style:tab-stop style:type="right" style:position="6.000000in"/>
        </style:tab-stops>
      </style:paragraph-properties>
    </style:style>
    <style:style style:family="paragraph" style:name="WW-footer1234" style:display-name="WW-footer1234" style:parent-style-name="Standard" style:next-style-name="WW-footer1234">
      <style:paragraph-properties>
        <style:tab-stops>
          <style:tab-stop style:type="center" style:position="3.000000in"/>
          <style:tab-stop style:type="right" style:position="6.000000in"/>
        </style:tab-stops>
      </style:paragraph-properties>
    </style:style>
    <style:style style:family="paragraph" style:name="WW-footer12" style:display-name="WW-footer12" style:parent-style-name="Standard" style:next-style-name="WW-footer12">
      <style:paragraph-properties>
        <style:tab-stops>
          <style:tab-stop style:type="center" style:position="3.000000in"/>
          <style:tab-stop style:type="right" style:position="6.000000in"/>
        </style:tab-stops>
      </style:paragraph-properties>
    </style:style>
    <style:style style:family="paragraph" style:name="WW-header1234" style:display-name="WW-header1234" style:parent-style-name="Standard" style:next-style-name="WW-header1234">
      <style:paragraph-properties>
        <style:tab-stops>
          <style:tab-stop style:type="center" style:position="3.000000in"/>
          <style:tab-stop style:type="right" style:position="6.000000in"/>
        </style:tab-stops>
      </style:paragraph-properties>
    </style:style>
    <style:style style:family="paragraph" style:name="Heading--user-" style:display-name="Heading (user)" style:parent-style-name="Standard" style:next-style-name="Text-body">
      <style:paragraph-properties fo:margin-top="0.1666in" fo:keep-with-next="always"/>
      <style:text-properties style:font-name="Arial" fo:font-size="14pt"/>
    </style:style>
    <style:style style:family="paragraph" style:name="Fig" style:display-name="Fig" style:parent-style-name="Standard" style:next-style-name="FigCaption">
      <style:paragraph-properties fo:text-align="center" fo:margin-bottom="0in" fo:keep-with-next="always"/>
    </style:style>
    <style:style style:family="paragraph" style:name="WW-header123" style:display-name="WW-header123" style:parent-style-name="Standard" style:next-style-name="WW-header123">
      <style:paragraph-properties>
        <style:tab-stops>
          <style:tab-stop style:type="center" style:position="3.000000in"/>
          <style:tab-stop style:type="right" style:position="6.000000in"/>
        </style:tab-stops>
      </style:paragraph-properties>
    </style:style>
    <style:style style:family="paragraph" style:name="Subt--tulo" style:display-name="Subtítulo" style:parent-style-name="WW-Heading111" style:next-style-name="Text-body">
      <style:paragraph-properties fo:text-align="center"/>
      <style:text-properties fo:font-style="italic"/>
    </style:style>
    <style:style style:family="paragraph" style:name="Index" style:display-name="Index" style:parent-style-name="Standard" style:next-style-name="Index">
      <style:text-properties fo:font-size="12pt"/>
    </style:style>
    <style:style style:family="paragraph" style:name="WW-footer123" style:display-name="WW-footer123" style:parent-style-name="Standard" style:next-style-name="WW-footer123">
      <style:paragraph-properties>
        <style:tab-stops>
          <style:tab-stop style:type="center" style:position="3.000000in"/>
          <style:tab-stop style:type="right" style:position="6.000000in"/>
        </style:tab-stops>
      </style:paragraph-properties>
    </style:style>
    <style:style style:family="paragraph" style:name="AbstractTit" style:display-name="AbstractTit" style:parent-style-name="Standard" style:next-style-name="AbstractTxt">
      <style:paragraph-properties fo:margin-left="0.1972in" fo:margin-right="0.1972in" fo:margin-top="0.25in" fo:margin-bottom="0.0694in" fo:keep-with-next="always" fo:border-left="0.0034in solid #000000" fo:border-right="0.0034in solid #000000" fo:border-top="0.0034in solid #000000" fo:border-bottom="0.0034in solid #000000" fo:padding-bottom="0in" fo:padding-left="0in" fo:padding-right="0in" fo:padding-top="0in"/>
      <style:text-properties fo:font-size="12pt" fo:font-weight="bold"/>
    </style:style>
    <style:style style:family="paragraph" style:name="Ref" style:display-name="Ref" style:parent-style-name="Standard" style:next-style-name="Ref">
      <style:paragraph-properties fo:text-indent="-0.2756in" fo:margin-left="0.2756in" fo:margin-top="0.0416in" fo:margin-bottom="0in"/>
      <style:text-properties fo:font-size="10pt"/>
    </style:style>
    <style:style style:family="paragraph" style:name="Affiliations" style:display-name="Affiliations" style:parent-style-name="Standard" style:next-style-name="AbstractTit">
      <style:paragraph-properties fo:text-indent="-0.1972in" fo:margin-left="0.3937in" fo:margin-right="0.1951in" fo:margin-top="0in" fo:margin-bottom="0.0277in">
        <style:tab-stops>
          <style:tab-stop style:type="left" style:position="0.000000in"/>
          <style:tab-stop style:type="center" style:position="2.559028in"/>
        </style:tab-stops>
      </style:paragraph-properties>
      <style:text-properties fo:font-size="10pt"/>
    </style:style>
    <style:style style:family="paragraph" style:name="Text-body" style:display-name="Text body" style:parent-style-name="Standard" style:next-style-name="Text-body">
      <style:paragraph-properties fo:margin-top="0in"/>
    </style:style>
    <style:style style:family="paragraph" style:name="Header" style:display-name="Header" style:parent-style-name="Standard" style:next-style-name="Header">
      <style:paragraph-properties>
        <style:tab-stops>
          <style:tab-stop style:type="center" style:position="3.000000in"/>
          <style:tab-stop style:type="right" style:position="6.000000in"/>
        </style:tab-stops>
      </style:paragraph-properties>
    </style:style>
    <style:style style:family="paragraph" style:name="RefT--t" style:display-name="RefTít" style:parent-style-name="Standard" style:next-style-name="Ref">
      <style:paragraph-properties fo:margin-top="0.25in"/>
      <style:text-properties fo:font-size="12pt" fo:font-style="italic"/>
    </style:style>
    <style:style style:family="paragraph" style:name="WW-header12" style:display-name="WW-header12" style:parent-style-name="Standard" style:next-style-name="WW-header12">
      <style:paragraph-properties>
        <style:tab-stops>
          <style:tab-stop style:type="center" style:position="3.000000in"/>
          <style:tab-stop style:type="right" style:position="6.000000in"/>
        </style:tab-stops>
      </style:paragraph-properties>
    </style:style>
    <style:style style:family="paragraph" style:name="Caption" style:display-name="Caption" style:parent-style-name="Standard" style:next-style-name="Caption">
      <style:text-properties fo:font-size="12pt" fo:font-style="italic"/>
    </style:style>
    <style:style style:family="paragraph" style:name="WW-header" style:display-name="WW-header" style:parent-style-name="Standard" style:next-style-name="WW-header">
      <style:paragraph-properties>
        <style:tab-stops>
          <style:tab-stop style:type="center" style:position="2.951389in"/>
          <style:tab-stop style:type="right" style:position="5.904167in"/>
        </style:tab-stops>
      </style:paragraph-properties>
    </style:style>
    <style:style style:family="paragraph" style:name="AffilContact" style:display-name="AffilContact" style:parent-style-name="Affiliations" style:next-style-name="AffilContact">
      <style:paragraph-properties fo:text-align="center" fo:margin-top="0.0555in"/>
    </style:style>
    <style:style style:family="paragraph" style:name="FigCaption" style:display-name="FigCaption" style:parent-style-name="Standard" style:next-style-name="FigCaption">
      <style:paragraph-properties fo:margin-left="0.118in" fo:margin-right="0.118in" fo:margin-top="0in"/>
      <style:text-properties fo:font-size="10pt" fo:font-style="italic"/>
    </style:style>
    <style:style style:family="paragraph" style:name="Authors" style:display-name="Authors" style:parent-style-name="Standard" style:next-style-name="Affiliations">
      <style:paragraph-properties fo:text-align="center" fo:margin-top="0.25in" fo:margin-bottom="0.1666in"/>
    </style:style>
    <style:style style:family="paragraph" style:name="T--tulo-4" style:display-name="Título 4" style:parent-style-name="Standard" style:next-style-name="Texto-independiente">
      <style:paragraph-properties fo:text-indent="-0.6in" fo:margin-left="3in"/>
    </style:style>
    <style:style style:family="paragraph" style:name="Texto-de-globo" style:display-name="Texto de globo" style:parent-style-name="Normal" style:next-style-name="Texto-de-globo">
      <style:text-properties style:font-name="Tahoma" fo:font-size="8pt"/>
    </style:style>
    <style:style style:family="paragraph" style:name="WW-caption" style:display-name="WW-caption" style:parent-style-name="Standard" style:next-style-name="WW-caption">
      <style:text-properties fo:font-size="12pt" fo:font-style="italic"/>
    </style:style>
    <style:style style:family="paragraph" style:name="T--tulo-7" style:display-name="Título 7" style:parent-style-name="Standard" style:next-style-name="Standard">
      <style:paragraph-properties fo:text-indent="-0.9in" fo:margin-left="4.5in"/>
    </style:style>
    <style:style style:family="paragraph" style:name="WW-Heading1" style:display-name="WW-Heading1" style:parent-style-name="Standard" style:next-style-name="Text-body">
      <style:paragraph-properties fo:margin-top="0.1666in" fo:keep-with-next="always"/>
      <style:text-properties style:font-name="Arial" fo:font-size="14pt"/>
    </style:style>
    <style:style style:family="paragraph" style:name="WW-Heading111" style:display-name="WW-Heading111" style:parent-style-name="Standard" style:next-style-name="Text-body">
      <style:paragraph-properties fo:margin-top="0.1666in" fo:keep-with-next="always"/>
      <style:text-properties style:font-name="Arial" fo:font-size="14pt"/>
    </style:style>
    <style:style style:family="paragraph" style:name="WW-Heading" style:display-name="WW-Heading" style:parent-style-name="Standard" style:next-style-name="Text-body">
      <style:paragraph-properties fo:margin-top="0.1666in" fo:keep-with-next="always"/>
      <style:text-properties style:font-name="Arial" fo:font-size="14pt"/>
    </style:style>
    <style:style style:family="paragraph" style:name="Standard" style:display-name="Standard" style:next-style-name="Standard">
      <style:paragraph-properties fo:text-align="justify" fo:margin-top="0.0833in" fo:margin-bottom="0.0833in"/>
      <style:text-properties fo:font-size="11pt" fo:language="en" fo:country="US"/>
    </style:style>
    <style:style style:family="paragraph" style:name="T--tulo-1" style:display-name="Título 1" style:parent-style-name="Standard" style:next-style-name="Texto-independiente">
      <style:paragraph-properties fo:text-indent="-0.3in" fo:margin-left="1.6972in"/>
    </style:style>
    <style:style style:family="paragraph" style:name="T--tulo-2" style:display-name="Título 2" style:parent-style-name="Standard" style:next-style-name="Texto-independiente">
      <style:paragraph-properties fo:text-indent="-0.4in" fo:margin-left="2.2958in"/>
    </style:style>
    <style:style style:family="paragraph" style:name="T--tulo-3" style:display-name="Título 3" style:parent-style-name="Standard" style:next-style-name="Texto-independiente">
      <style:paragraph-properties fo:text-indent="-0.5in" fo:margin-left="2.8937in"/>
    </style:style>
    <style:style style:family="paragraph" style:name="AbstractKwd" style:display-name="AbstractKwd" style:parent-style-name="AbstractTxt" style:next-style-name="AbstractKwd">
      <style:paragraph-properties fo:text-indent="-0.1972in" fo:margin-left="0.3944in" fo:margin-top="0.0694in"/>
    </style:style>
    <style:style style:family="paragraph" style:name="T--tulo-5" style:display-name="Título 5" style:parent-style-name="Standard" style:next-style-name="Standard">
      <style:paragraph-properties fo:text-indent="-0.7in" fo:margin-left="3.5in"/>
    </style:style>
    <style:style style:family="paragraph" style:name="T--tulo-6" style:display-name="Título 6" style:parent-style-name="Standard" style:next-style-name="Standard">
      <style:paragraph-properties fo:text-indent="-0.8in" fo:margin-left="4in"/>
    </style:style>
    <style:style style:family="paragraph" style:name="Ep--grafe" style:display-name="Epígrafe" style:parent-style-name="Standard" style:next-style-name="Ep--grafe">
      <style:text-properties fo:font-size="12pt" fo:font-style="italic"/>
    </style:style>
    <style:style style:family="paragraph" style:name="T--tulo-8" style:display-name="Título 8" style:parent-style-name="Standard" style:next-style-name="Standard">
      <style:paragraph-properties fo:text-indent="-1in" fo:margin-left="5in"/>
    </style:style>
    <style:style style:family="paragraph" style:name="WW-header1" style:display-name="WW-header1" style:parent-style-name="Standard" style:next-style-name="WW-header1">
      <style:paragraph-properties>
        <style:tab-stops>
          <style:tab-stop style:type="center" style:position="3.000000in"/>
          <style:tab-stop style:type="right" style:position="6.000000in"/>
        </style:tab-stops>
      </style:paragraph-properties>
    </style:style>
    <style:style style:family="paragraph" style:name="T--tulo" style:display-name="Título" style:parent-style-name="Standard" style:next-style-name="Subt--tulo">
      <style:paragraph-properties fo:text-indent="-0.3in" fo:margin-left="1.5in"/>
    </style:style>
    <style:style style:family="paragraph" style:name="Texto-independiente" style:display-name="Texto independiente" style:parent-style-name="Standard" style:next-style-name="Texto-independiente">
      <style:paragraph-properties fo:margin-top="0in">
        <style:tab-stops>
          <style:tab-stop style:type="left" style:position="0.196528in"/>
          <style:tab-stop style:type="center" style:position="1.377778in"/>
          <style:tab-stop style:type="right" style:position="2.795139in"/>
        </style:tab-stops>
      </style:paragraph-properties>
    </style:style>
    <style:style style:family="paragraph" style:name="WW-caption11" style:display-name="WW-caption11" style:parent-style-name="Standard" style:next-style-name="WW-caption11">
      <style:text-properties fo:font-size="12pt" fo:font-style="italic"/>
    </style:style>
  </office:styles>
  <office:automatic-styles>
    <style:page-layout style:name="Standard">
      <style:page-layout-properties fo:page-width="8.267717in" fo:page-height="11.692913in" style:print-orientation="portrait" fo:margin-top="1.500886cm" fo:margin-bottom="1.500886cm" fo:margin-left="1.3784in" fo:margin-right="0.9847in"/>
      <style:header-style>
        <style:header-footer-properties svg:height="1.270000cm"/>
      </style:header-style>
      <style:footer-style>
        <style:header-footer-properties svg:height="1.270000cm"/>
      </style:footer-style>
    </style:page-layout>
  </office:automatic-styles>
  <office:master-styles>
    <style:master-page style:name="Standard" style:page-layout-name="Standard">
      <style:header>
        <text:p text:style-name="Encabezado"/>
      </style:header>
      <style:header-left>
        <text:p text:style-name="Encabezado">7ª Reunión Española de Optoelectrónica, OPTOEL’11</text:p>
      </style:header-left>
      <style:footer>
        <text:p text:style-name="Pie-de-p--gina"><text:tab/>- <text:page-number>1</text:page-number> -<text:tab/>J. Matres et al.</text:p>
      </style:footer>
      <style:footer-left>
        <text:p text:style-name="Pie-de-p--gina"><text:tab/>- <text:page-number>?</text:page-number> -<text:tab/>J. Matres et al.</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dc:title>Template</dc:title>
    <dc:subject>Manuscript format and style</dc:subject>
    <meta:initial-creator>jjbubka</meta:initial-creator>
    <dc:creator>joamatab</dc:creator>
    <meta:creation-date>2007-01-31T15:01:00Z</meta:creation-date>
    <dc:date>2011-03-30T18:12:00Z</dc:date>
    <meta:print-date>2011-03-30T19:10:00Z</meta:print-date>
  </office:meta>
</office:document-meta>
</file>